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975aa" officeooo:paragraph-rsid="001975aa"/>
    </style:style>
    <style:style style:name="P2" style:family="paragraph" style:parent-style-name="Standard" style:list-style-name="L1">
      <style:text-properties officeooo:rsid="001975aa" officeooo:paragraph-rsid="001975aa"/>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1975aa" officeooo:paragraph-rsid="001975aa" style:font-weight-asian="bold" style:font-weight-complex="bold"/>
    </style:style>
    <style:style style:name="P4" style:family="paragraph" style:parent-style-name="Standard" style:list-style-name="L1">
      <style:text-properties officeooo:paragraph-rsid="001975aa"/>
    </style:style>
    <style:style style:name="P5" style:family="paragraph" style:parent-style-name="Standard" style:list-style-name="L1">
      <style:text-properties officeooo:paragraph-rsid="001a218d"/>
    </style:style>
    <style:style style:name="P6" style:family="paragraph" style:parent-style-name="Standard">
      <style:text-properties officeooo:paragraph-rsid="001975aa"/>
    </style:style>
    <style:style style:name="P7" style:family="paragraph" style:parent-style-name="Standard" style:list-style-name="L1">
      <style:text-properties officeooo:rsid="001a218d" officeooo:paragraph-rsid="001a218d"/>
    </style:style>
    <style:style style:name="P8" style:family="paragraph" style:parent-style-name="Standard">
      <style:text-properties officeooo:rsid="001a218d" officeooo:paragraph-rsid="001a218d"/>
    </style:style>
    <style:style style:name="P9" style:family="paragraph" style:parent-style-name="Standard" style:list-style-name="L1">
      <style:text-properties officeooo:rsid="001b96c0" officeooo:paragraph-rsid="001b96c0"/>
    </style:style>
    <style:style style:name="P10" style:family="paragraph" style:parent-style-name="Standard">
      <style:text-properties officeooo:rsid="001b96c0" officeooo:paragraph-rsid="001b96c0"/>
    </style:style>
    <style:style style:name="P11" style:family="paragraph" style:parent-style-name="Standard" style:list-style-name="L1">
      <style:text-properties officeooo:rsid="001e5cd1" officeooo:paragraph-rsid="001e5cd1"/>
    </style:style>
    <style:style style:name="P12" style:family="paragraph" style:parent-style-name="Standard">
      <style:text-properties officeooo:rsid="001e5cd1" officeooo:paragraph-rsid="001e5cd1"/>
    </style:style>
    <style:style style:name="P13" style:family="paragraph" style:parent-style-name="Standard" style:list-style-name="L2">
      <style:text-properties officeooo:rsid="001e5cd1" officeooo:paragraph-rsid="001e5cd1"/>
    </style:style>
    <style:style style:name="P14" style:family="paragraph" style:parent-style-name="Standard" style:list-style-name="L3">
      <style:text-properties officeooo:rsid="001ef99b" officeooo:paragraph-rsid="001ef99b"/>
    </style:style>
    <style:style style:name="P15" style:family="paragraph" style:parent-style-name="Standard" style:list-style-name="L4">
      <style:text-properties officeooo:rsid="001ef99b" officeooo:paragraph-rsid="001ef99b"/>
    </style:style>
    <style:style style:name="P16" style:family="paragraph" style:parent-style-name="Standard">
      <style:text-properties officeooo:rsid="001ef99b" officeooo:paragraph-rsid="001ef99b"/>
    </style:style>
    <style:style style:name="P17" style:family="paragraph" style:parent-style-name="Standard" style:list-style-name="L5">
      <style:text-properties officeooo:rsid="001ef99b" officeooo:paragraph-rsid="001ef99b"/>
    </style:style>
    <style:style style:name="P18" style:family="paragraph" style:parent-style-name="Standard" style:list-style-name="L6">
      <style:text-properties officeooo:rsid="001f14f8" officeooo:paragraph-rsid="001f14f8"/>
    </style:style>
    <style:style style:name="P19" style:family="paragraph" style:parent-style-name="Standard" style:list-style-name="L5">
      <style:text-properties officeooo:rsid="001f14f8" officeooo:paragraph-rsid="001f14f8"/>
    </style:style>
    <style:style style:name="P20" style:family="paragraph" style:parent-style-name="Standard">
      <style:text-properties officeooo:rsid="001f14f8" officeooo:paragraph-rsid="001f14f8"/>
    </style:style>
    <style:style style:name="P21" style:family="paragraph" style:parent-style-name="Standard" style:list-style-name="L7">
      <style:text-properties officeooo:rsid="001f14f8" officeooo:paragraph-rsid="001f14f8"/>
    </style:style>
    <style:style style:name="T1" style:family="text">
      <style:text-properties officeooo:rsid="001975aa"/>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1a218d"/>
    </style:style>
    <style:style style:name="T5" style:family="text">
      <style:text-properties style:text-underline-style="solid" style:text-underline-width="auto" style:text-underline-color="font-color"/>
    </style:style>
    <style:style style:name="T6" style:family="text">
      <style:text-properties officeooo:rsid="001b96c0"/>
    </style:style>
    <style:style style:name="T7" style:family="text">
      <style:text-properties officeooo:rsid="001d2e71"/>
    </style:style>
    <style:style style:name="T8" style:family="text">
      <style:text-properties officeooo:rsid="001ef99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IANA COMANDOS</text:p>
      <text:p text:style-name="P1"/>
      <text:p text:style-name="P1"/>
      <text:p text:style-name="P1"><text:tab/><text:span text:style-name="T2">NOTA</text:span><text:span text:style-name="T3">: En esta primera versión, todos los comandos deben enviarse en MAYÚSCULAS. <text:tab/>De lo contrario no serán reconocidos por Diana.</text:span></text:p>
      <text:p text:style-name="P1"><text:span text:style-name="T3"/></text:p>
      <text:p text:style-name="P1"><text:span text:style-name="T3"><text:tab/></text:span><text:span text:style-name="T2">INFORMACIÓN A MEMORIZAR:</text:span><text:span text:style-name="T3"> </text:span></text:p>
      <text:p text:style-name="P1"><text:span text:style-name="T3"><text:tab/><text:tab/><text:tab/><text:tab/><text:tab/><text:tab/> <text:s text:c="2"/>Código de plataforma: <text:s/>01 = jugalo</text:span></text:p>
      <text:p text:style-name="P1"><text:span text:style-name="T3"><text:tab/><text:tab/><text:tab/><text:tab/> <text:s/><text:tab/><text:tab/><text:tab/><text:tab/><text:tab/> <text:s text:c="5"/>02 = siempregana</text:span></text:p>
      <text:p text:style-name="P1"><text:span text:style-name="T3"><text:tab/><text:tab/><text:tab/><text:tab/><text:tab/><text:tab/><text:tab/><text:tab/><text:tab/> <text:s text:c="5"/>03 = megafaraon</text:span></text:p>
      <text:p text:style-name="P1"><text:span text:style-name="T3"><text:tab/><text:tab/><text:tab/><text:tab/> <text:s/><text:tab/><text:tab/><text:tab/><text:tab/><text:tab/> <text:s text:c="5"/>04 = camelBet</text:span></text:p>
      <text:p text:style-name="P1"><text:span text:style-name="T3"><text:tab/></text:span></text:p>
      <text:p text:style-name="P1"><text:span text:style-name="T3"/></text:p>
      <text:p text:style-name="P1"><text:tab/><text:span text:style-name="T5">Comandos informativos: </text:span></text:p>
      <text:p text:style-name="P1"/>
      <text:list xml:id="list2883116505" text:style-name="L1">
        <text:list-item>
          <text:p text:style-name="P4"><text:span text:style-name="T7">Iniciación de Diana</text:span><text:span text:style-name="T1">: </text:span></text:p>
          <text:list>
            <text:list-item>
              <text:list>
                <text:list-header>
                  <text:p text:style-name="P2"><text:span text:style-name="T4">F</text:span>orma de enviar: START</text:p>
                  <text:p text:style-name="P9"><text:span text:style-name="T1">Al enviarlo, recibirá información detallada de como configurar </text:span>Diana para<text:span text:style-name="T4"> su plataforma favorita.</text:span></text:p>
                  <text:p text:style-name="P4"/>
                </text:list-header>
              </text:list>
            </text:list-item>
          </text:list>
        </text:list-item>
        <text:list-item>
          <text:p text:style-name="P5"><text:span text:style-name="T7">Información útil</text:span><text:span text:style-name="T4">:</text:span></text:p>
          <text:list>
            <text:list-item>
              <text:list>
                <text:list-header>
                  <text:p text:style-name="P7">Forma de enviar: INFO</text:p>
                  <text:p text:style-name="P7">Al enviarlo, recibirá información sobre la manera correcta de enviar los comandos. Importante, reemplace el código de plataforma que allí aparece, por el que usted utiliza.</text:p>
                  <text:p text:style-name="P7"/>
                </text:list-header>
              </text:list>
            </text:list-item>
          </text:list>
        </text:list-item>
        <text:list-item>
          <text:p text:style-name="P7">E<text:span text:style-name="T7">jemplos de orientación</text:span>:</text:p>
          <text:list>
            <text:list-item>
              <text:list>
                <text:list-header>
                  <text:p text:style-name="P7">Forma de enviar: EJEMPLOS</text:p>
                </text:list-header>
              </text:list>
            </text:list-item>
          </text:list>
        </text:list-item>
      </text:list>
      <text:p text:style-name="P8"><text:tab/><text:tab/><text:span text:style-name="T6">Diana le devolverá una lista de ejemplos para guiarlo.</text:span></text:p>
      <text:p text:style-name="P8"><text:tab/><text:tab/><text:span text:style-name="T6">Tenga en cuenta, que debe reemplazar cada campo del ejemplo, por su propios datos. <text:tab/><text:tab/>Código de plataforma, usuario, monto, etc.</text:span></text:p>
      <text:p text:style-name="P8"/>
      <text:list xml:id="list1741897614" text:style-name="L6">
        <text:list-item>
          <text:p text:style-name="P18">Código de plataformas:</text:p>
          <text:list>
            <text:list-item>
              <text:list>
                <text:list-header>
                  <text:p text:style-name="P18">Forma de enviar: PLATAFORMAS</text:p>
                  <text:p text:style-name="P18">Diana devolverá información sobre cada plataforma y su código. Muy importante, al momento de realizar algún comando siempre corroborar que el código de plataforma sea el indicado.</text:p>
                </text:list-header>
              </text:list>
            </text:list-item>
          </text:list>
        </text:list-item>
      </text:list>
      <text:list xml:id="list140843481511901" text:continue-list="list2883116505" text:style-name="L1">
        <text:list-item>
          <text:list>
            <text:list-item>
              <text:list>
                <text:list-header>
                  <text:p text:style-name="P7"/>
                </text:list-header>
              </text:list>
            </text:list-item>
          </text:list>
        </text:list-item>
      </text:list>
      <text:p text:style-name="P8"><text:tab/><text:span text:style-name="T5">Comandos de ejecución:</text:span></text:p>
      <text:p text:style-name="P6"/>
      <text:list xml:id="list140842381814286" text:continue-numbering="true" text:style-name="L1">
        <text:list-item>
          <text:p text:style-name="P2">Configuración<text:span text:style-name="T7"> de Diana</text:span>:</text:p>
          <text:list>
            <text:list-item>
              <text:list>
                <text:list-item>
                  <text:list>
                    <text:list-header>
                      <text:p text:style-name="P2">Forma de enviar: CONFIG + Código de plataforma + Su usuario + Su contraseña</text:p>
                      <text:p text:style-name="P11">Ejemplo: CONFIG 04 DianaChat clave123</text:p>
                      <text:p text:style-name="P2"/>
                      <text:p text:style-name="P9">De esta forma Diana queda configurada y lista para asistirlo.</text:p>
                      <text:p text:style-name="P9">Puede repetir este comando por cada plataforma que utilice. </text:p>
                      <text:p text:style-name="P9">NO se permite tener más de una cuenta en una misma plataforma.</text:p>
                      <text:p text:style-name="P9">SI <text:span text:style-name="T7">una </text:span>cuenta en cada plataforma.</text:p>
                    </text:list-header>
                  </text:list>
                </text:list-item>
              </text:list>
            </text:list-item>
          </text:list>
        </text:list-item>
      </text:list>
      <text:p text:style-name="P10"/>
      <text:list xml:id="list140842268400809" text:continue-numbering="true" text:style-name="L1">
        <text:list-item>
          <text:p text:style-name="P11">Carga:</text:p>
          <text:p text:style-name="P11"/>
          <text:list>
            <text:list-item>
              <text:list>
                <text:list-header>
                  <text:p text:style-name="P11">Forma de enviar: CAR + Código de plataforma + usuario a cargar + monto a cargar</text:p>
                  <text:p text:style-name="P11"><text:soft-page-break/>Ejemplo: CAR 01 jugador99 15000</text:p>
                </text:list-header>
              </text:list>
            </text:list-item>
          </text:list>
        </text:list-item>
      </text:list>
      <text:p text:style-name="P12"/>
      <text:p text:style-name="P12"><text:tab/><text:tab/>Al ejecutar el comando, espere la respuesta de Diana. El informe puede ser de Carga <text:tab/><text:tab/>exitosa, algún error por faltas de fichas, usuario inexistente, plataforma en <text:tab/><text:tab/><text:tab/>mantenimiento,entre otras posibilidades. Todo sera informado por Diana.</text:p>
      <text:p text:style-name="P12"/>
      <text:p text:style-name="P12"/>
      <text:list xml:id="list4073136903" text:style-name="L2">
        <text:list-item>
          <text:p text:style-name="P13">Descarga:</text:p>
          <text:p text:style-name="P13"/>
          <text:list>
            <text:list-item>
              <text:list>
                <text:list-header>
                  <text:p text:style-name="P13">Forma de enviar: DES + Codigo de plataforma + usuario a cargar + monto a cargar</text:p>
                  <text:p text:style-name="P13">Ejemplo: DES 04 usuario99 5000</text:p>
                </text:list-header>
              </text:list>
            </text:list-item>
          </text:list>
        </text:list-item>
      </text:list>
      <text:p text:style-name="P12"/>
      <text:p text:style-name="P12"><text:tab/></text:p>
      <text:list xml:id="list140842427093655" text:continue-numbering="true" text:style-name="L2">
        <text:list-item>
          <text:list>
            <text:list-item>
              <text:list>
                <text:list-header>
                  <text:p text:style-name="P13">Al ejecutar el comando, espere la respuesta de Diana. El informe puede ser de Descarga exitosa, algún error por faltas de fichas, usuario inexistente, plataforma en mantenimiento,entre otras posibilidades. Todo sera informado por Diana.</text:p>
                </text:list-header>
              </text:list>
            </text:list-item>
          </text:list>
        </text:list-item>
      </text:list>
      <text:p text:style-name="P12"/>
      <text:list xml:id="list140842424848832" text:continue-numbering="true" text:style-name="L2">
        <text:list-item>
          <text:p text:style-name="P13">Crear nuevo jugador:</text:p>
        </text:list-item>
      </text:list>
      <text:p text:style-name="P12"><text:tab/><text:tab/></text:p>
      <text:p text:style-name="P12"><text:tab/><text:tab/>Forma de enviar: NJ + Codigo de plataforma + usuario a crear + contraseña a crear<text:line-break/><text:tab/><text:tab/>Ejemplo: NJ 03 <text:span text:style-name="T8">Jugador</text:span>99 clave123</text:p>
      <text:p text:style-name="P12"/>
      <text:p text:style-name="P12"><text:tab/><text:tab/>Al ejecutar comando, espere la respuesta de Diana.</text:p>
      <text:p text:style-name="P12"/>
      <text:list xml:id="list3582378077" text:style-name="L3">
        <text:list-item>
          <text:p text:style-name="P14">Crear nuevo agente:</text:p>
          <text:list>
            <text:list-item>
              <text:list>
                <text:list-header>
                  <text:p text:style-name="P14"/>
                </text:list-header>
              </text:list>
            </text:list-item>
          </text:list>
        </text:list-item>
      </text:list>
      <text:p text:style-name="P1"><text:tab/><text:tab/><text:span text:style-name="T8">Forma de enviar: NA + código de plataforma + agente a crear + contraseña a crear + <text:tab/><text:tab/>comisión deporte (sin %) + comisión juegos (sin%)</text:span></text:p>
      <text:p text:style-name="P1"><text:tab/><text:tab/><text:span text:style-name="T8">Ejemplo: NA 02 Agente007 clave123 50 50</text:span></text:p>
      <text:p text:style-name="P1"/>
      <text:p text:style-name="P1"><text:tab/><text:tab/><text:span text:style-name="T8">AL ejecutar comando, espere respuesta de Diana.</text:span></text:p>
      <text:p text:style-name="P1"/>
      <text:list xml:id="list970401935" text:style-name="L4">
        <text:list-item>
          <text:p text:style-name="P15">Carga múltiple:</text:p>
        </text:list-item>
      </text:list>
      <text:p text:style-name="P16"/>
      <text:p text:style-name="P16"><text:tab/><text:tab/>Forma de enviar: MULTIPLE CAR</text:p>
      <text:p text:style-name="P16"><text:tab/><text:tab/></text:p>
      <text:p text:style-name="P16"><text:tab/><text:tab/>Una vez Diana recibe el comando, le pedirá los siguientes datos: </text:p>
      <text:p text:style-name="P16"><text:tab/><text:tab/></text:p>
      <text:p text:style-name="P16"><text:tab/><text:tab/>- Código de plataforma</text:p>
      <text:p text:style-name="P16"><text:tab/><text:tab/>- Cuantas cargas múltiple quiere realizar. (un MÁXIMO de 10)</text:p>
      <text:p text:style-name="P16"><text:tab/><text:tab/>- Enviame los usuarios y sus respectivos montos todo en una misma linea. (Ejemplo, <text:tab/><text:tab/> <text:s/>para 2 cargas, el mensaje seria: usuario1 100 usuario2 500)</text:p>
      <text:p text:style-name="P16"><text:tab/><text:tab/>-Confirmación de datos. Diana te preguntara si son correctos los datos enviados para <text:tab/><text:tab/>proceder a realizar la carga. Responda SI o NO. Recuerde, siempre en mayúsculas.</text:p>
      <text:p text:style-name="P16"/>
      <text:list xml:id="list573667140" text:style-name="L5">
        <text:list-item>
          <text:p text:style-name="P17">Descarga múltiple:</text:p>
          <text:p text:style-name="P17"/>
          <text:list>
            <text:list-item>
              <text:list>
                <text:list-header>
                  <text:p text:style-name="P17">Forma de enviar: MULTIPLE DES</text:p>
                  <text:p text:style-name="P17">Una vez Diana recibe el comando, le pedirá los siguientes datos:</text:p>
                  <text:p text:style-name="P17">( MISMOS DATOS QUE EN EL COMANDO CARGA MÚLTIPLE, leer punto anterior.)</text:p>
                  <text:p text:style-name="P17"/>
                </text:list-header>
              </text:list>
            </text:list-item>
          </text:list>
        </text:list-item>
        <text:list-item>
          <text:p text:style-name="P19"><text:soft-page-break/>Registros de movimientos:</text:p>
          <text:p text:style-name="P19"/>
          <text:list>
            <text:list-item>
              <text:list>
                <text:list-header>
                  <text:p text:style-name="P19">Forma de enviar: REGISTRO + tipo + código plataforma + usuario</text:p>
                </text:list-header>
              </text:list>
            </text:list-item>
          </text:list>
        </text:list-item>
      </text:list>
      <text:p text:style-name="P20"/>
      <text:p text:style-name="P20"><text:tab/><text:tab/>Tipos: existen dos tipos de registros: 1) DETALLADO, te brinda información de <text:tab/><text:tab/>cada movimiento realizado a ese usuario, plataforma, carga/descarga, monto, fecha y <text:tab/><text:tab/>hora, total cargado, total descargado y ganancia o perdida obtenida.</text:p>
      <text:p text:style-name="P20"><text:tab/><text:tab/>2)GENERAL, brinda información solo del total cargado, total descargado, y <text:tab/><text:tab/><text:tab/>ganancia o perdida obtenida de ese usuario.</text:p>
      <text:p text:style-name="P20"/>
      <text:p text:style-name="P20"><text:tab/><text:tab/>Ejemplo: REGISTRO DETALLADO 04 usuario99</text:p>
      <text:p text:style-name="P20"><text:tab/><text:tab/><text:tab/> <text:s text:c="3"/>REGISTRO GENERAL 01 jugador12</text:p>
      <text:p text:style-name="P20"/>
      <text:list xml:id="list904688388" text:style-name="L7">
        <text:list-item>
          <text:p text:style-name="P21">Consultar fichas en panel:</text:p>
          <text:list>
            <text:list-item>
              <text:list>
                <text:list-header>
                  <text:p text:style-name="P21">Forma de enviar: FICHAS + codigo de plataforma</text:p>
                </text:list-header>
              </text:list>
            </text:list-item>
          </text:list>
        </text:list-item>
      </text:list>
      <text:p text:style-name="P20"/>
      <text:p text:style-name="P20"><text:tab/><text:tab/>Diana te informa cuantas fichas quedan en tu pane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6T12:47:01.916718960</meta:creation-date>
    <dc:date>2023-01-16T14:08:42.087611627</dc:date>
    <meta:editing-duration>PT10M27S</meta:editing-duration>
    <meta:editing-cycles>1</meta:editing-cycles>
    <meta:document-statistic meta:table-count="0" meta:image-count="0" meta:object-count="0" meta:page-count="3" meta:paragraph-count="79" meta:word-count="664" meta:character-count="4061" meta:non-whitespace-character-count="3363"/>
    <meta:generator>LibreOffice/7.3.6.2$Linux_X86_64 LibreOffice_project/30$Build-2</meta:generator>
  </office:meta>
</office:document-meta>
</file>